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9-2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3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10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10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11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1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09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15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30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4-0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3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24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8-21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6-0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2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0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1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1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1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12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1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07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04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04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1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0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0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22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1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12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1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2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1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1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1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77" calcext:value-type="float">
            <text:p>8.2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47888" calcext:value-type="float">
            <text:p>8.44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0506" calcext:value-type="float">
            <text:p>8.620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9883" calcext:value-type="float">
            <text:p>8.9698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120722580645" calcext:value-type="float">
            <text:p>8.6512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78658064516" calcext:value-type="float">
            <text:p>8.3827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668218181818" calcext:value-type="float">
            <text:p>8.136682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9128" calcext:value-type="float">
            <text:p>7.9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9743" calcext:value-type="float">
            <text:p>7.8497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38296" calcext:value-type="float">
            <text:p>7.98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419225806452" calcext:value-type="float">
            <text:p>8.2241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06125" calcext:value-type="float">
            <text:p>8.4910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4044" calcext:value-type="float">
            <text:p>8.7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1026" calcext:value-type="float">
            <text:p>8.971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27888" calcext:value-type="float">
            <text:p>8.95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624980645161" calcext:value-type="float">
            <text:p>9.1762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789025" calcext:value-type="float">
            <text:p>9.0278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330658064516" calcext:value-type="float">
            <text:p>8.7333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79664516129" calcext:value-type="float">
            <text:p>8.2297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4216" calcext:value-type="float">
            <text:p>7.89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439025" calcext:value-type="float">
            <text:p>7.6943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6502" calcext:value-type="float">
            <text:p>7.82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206025" calcext:value-type="float">
            <text:p>8.1020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282709677419" calcext:value-type="float">
            <text:p>8.3628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31767741936" calcext:value-type="float">
            <text:p>8.6623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33238709677" calcext:value-type="float">
            <text:p>8.8783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008490322581" calcext:value-type="float">
            <text:p>8.8400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538875" calcext:value-type="float">
            <text:p>8.8253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78761290323" calcext:value-type="float">
            <text:p>8.8457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302348387097" calcext:value-type="float">
            <text:p>8.5330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10709677419" calcext:value-type="float">
            <text:p>8.3171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14038709677" calcext:value-type="float">
            <text:p>8.1041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410012903226" calcext:value-type="float">
            <text:p>7.9541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814593103448" calcext:value-type="float">
            <text:p>8.078145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852412903226" calcext:value-type="float">
            <text:p>8.2985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025909677419" calcext:value-type="float">
            <text:p>8.3902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93224" calcext:value-type="float">
            <text:p>8.59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3665" calcext:value-type="float">
            <text:p>8.6473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16464" calcext:value-type="float">
            <text:p>8.65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956412903226" calcext:value-type="float">
            <text:p>8.9995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789238709678" calcext:value-type="float">
            <text:p>9.16789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70304" calcext:value-type="float">
            <text:p>9.05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729875" calcext:value-type="float">
            <text:p>8.8672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29472" calcext:value-type="float">
            <text:p>8.49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446275" calcext:value-type="float">
            <text:p>8.2744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624028571429" calcext:value-type="float">
            <text:p>8.23624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307561290323" calcext:value-type="float">
            <text:p>8.4830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448436363636" calcext:value-type="float">
            <text:p>8.724484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98656" calcext:value-type="float">
            <text:p>8.77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36142857143" calcext:value-type="float">
            <text:p>8.93336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91" calcext:value-type="float">
            <text:p>8.0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53616" calcext:value-type="float">
            <text:p>7.79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846786206897" calcext:value-type="float">
            <text:p>7.658467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012" calcext:value-type="float">
            <text:p>7.97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62967741936" calcext:value-type="float">
            <text:p>8.1106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13424" calcext:value-type="float">
            <text:p>8.25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957677419355" calcext:value-type="float">
            <text:p>8.2895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460825806452" calcext:value-type="float">
            <text:p>8.5046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605961290323" calcext:value-type="float">
            <text:p>8.7360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475251612903" calcext:value-type="float">
            <text:p>8.7247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32438709678" calcext:value-type="float">
            <text:p>8.433324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46270967742" calcext:value-type="float">
            <text:p>7.9914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4884" calcext:value-type="float">
            <text:p>7.83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30475" calcext:value-type="float">
            <text:p>7.7723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125228571429" calcext:value-type="float">
            <text:p>7.95125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045475" calcext:value-type="float">
            <text:p>8.2104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690451612903" calcext:value-type="float">
            <text:p>8.4169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759819354839" calcext:value-type="float">
            <text:p>8.6575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93248" calcext:value-type="float">
            <text:p>8.66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8104" calcext:value-type="float">
            <text:p>8.82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101225" calcext:value-type="float">
            <text:p>8.8610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60232258065" calcext:value-type="float">
            <text:p>8.98560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4696" calcext:value-type="float">
            <text:p>8.65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784180645161" calcext:value-type="float">
            <text:p>8.1978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245187096774" calcext:value-type="float">
            <text:p>7.8924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773806451613" calcext:value-type="float">
            <text:p>7.9577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413462068966" calcext:value-type="float">
            <text:p>8.224134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85858064516" calcext:value-type="float">
            <text:p>8.5778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17390967742" calcext:value-type="float">
            <text:p>8.8017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8256" calcext:value-type="float">
            <text:p>8.96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126" calcext:value-type="float">
            <text:p>9.009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74648" calcext:value-type="float">
            <text:p>9.02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527819354839" calcext:value-type="float">
            <text:p>9.1452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7924" calcext:value-type="float">
            <text:p>9.29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7" calcext:value-type="float">
            <text:p>9.15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8705" calcext:value-type="float">
            <text:p>8.688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7896" calcext:value-type="float">
            <text:p>8.55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145225" calcext:value-type="float">
            <text:p>8.5714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21885714286" calcext:value-type="float">
            <text:p>8.88121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3045" calcext:value-type="float">
            <text:p>9.123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26735483871" calcext:value-type="float">
            <text:p>9.4272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845213793103" calcext:value-type="float">
            <text:p>9.608452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5505" calcext:value-type="float">
            <text:p>9.755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46464" calcext:value-type="float">
            <text:p>9.79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7552" calcext:value-type="float">
            <text:p>10.13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7295" calcext:value-type="float">
            <text:p>10.0277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48704" calcext:value-type="float">
            <text:p>9.55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754425" calcext:value-type="float">
            <text:p>9.3075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41632" calcext:value-type="float">
            <text:p>8.82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194455172414" calcext:value-type="float">
            <text:p>9.041944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8295" calcext:value-type="float">
            <text:p>9.218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342116129032" calcext:value-type="float">
            <text:p>9.4534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79096774194" calcext:value-type="float">
            <text:p>9.6837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174322580645" calcext:value-type="float">
            <text:p>9.8917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6088" calcext:value-type="float">
            <text:p>10.05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32615" calcext:value-type="float">
            <text:p>10.0932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7127483871" calcext:value-type="float">
            <text:p>10.1271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06141935484" calcext:value-type="float">
            <text:p>9.8320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187174193548" calcext:value-type="float">
            <text:p>9.0518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86568" calcext:value-type="float">
            <text:p>8.65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239475" calcext:value-type="float">
            <text:p>8.4923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972428571429" calcext:value-type="float">
            <text:p>8.67972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85445" calcext:value-type="float">
            <text:p>8.9285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20103225807" calcext:value-type="float">
            <text:p>9.30220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605858064516" calcext:value-type="float">
            <text:p>9.4160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86993548387" calcext:value-type="float">
            <text:p>9.4798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764309677419" calcext:value-type="float">
            <text:p>9.5576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903664516129" calcext:value-type="float">
            <text:p>9.7690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52335483871" calcext:value-type="float">
            <text:p>9.5705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48567741936" calcext:value-type="float">
            <text:p>9.24448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2817" calcext:value-type="float">
            <text:p>8.822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069858064516" calcext:value-type="float">
            <text:p>8.4406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16206451613" calcext:value-type="float">
            <text:p>8.3021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004524137931" calcext:value-type="float">
            <text:p>8.56004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05109677419" calcext:value-type="float">
            <text:p>9.0120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45379310345" calcext:value-type="float">
            <text:p>9.12245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14824" calcext:value-type="float">
            <text:p>9.37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205725" calcext:value-type="float">
            <text:p>9.6020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2456" calcext:value-type="float">
            <text:p>9.53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679251612903" calcext:value-type="float">
            <text:p>9.8067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8365" calcext:value-type="float">
            <text:p>9.778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3912" calcext:value-type="float">
            <text:p>9.37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411525" calcext:value-type="float">
            <text:p>9.3041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85416" calcext:value-type="float">
            <text:p>9.10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447375" calcext:value-type="float">
            <text:p>9.1244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05114285714" calcext:value-type="float">
            <text:p>9.28105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3961" calcext:value-type="float">
            <text:p>9.593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09048" calcext:value-type="float">
            <text:p>9.88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75056" calcext:value-type="float">
            <text:p>10.21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52265" calcext:value-type="float">
            <text:p>10.5752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9976" calcext:value-type="float">
            <text:p>10.59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4229677419" calcext:value-type="float">
            <text:p>10.9304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68490322581" calcext:value-type="float">
            <text:p>10.676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996748387097" calcext:value-type="float">
            <text:p>9.9899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428283870968" calcext:value-type="float">
            <text:p>9.5142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887144827586" calcext:value-type="float">
            <text:p>9.678871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826975" calcext:value-type="float">
            <text:p>9.7782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90882580645" calcext:value-type="float">
            <text:p>10.0590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83464" calcext:value-type="float">
            <text:p>10.18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2679483871" calcext:value-type="float">
            <text:p>10.3526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21122580645" calcext:value-type="float">
            <text:p>10.632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3816774194" calcext:value-type="float">
            <text:p>10.6983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75475" calcext:value-type="float">
            <text:p>10.6107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67" calcext:value-type="float">
            <text:p>10.42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029875" calcext:value-type="float">
            <text:p>10.0102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52872" calcext:value-type="float">
            <text:p>9.43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81785" calcext:value-type="float">
            <text:p>9.0481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344571428572" calcext:value-type="float">
            <text:p>9.06344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117729032258" calcext:value-type="float">
            <text:p>9.3211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3888" calcext:value-type="float">
            <text:p>9.68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67845" calcext:value-type="float">
            <text:p>10.0867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59792" calcext:value-type="float">
            <text:p>10.14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50912941177" calcext:value-type="float">
            <text:p>10.3450912941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364378947368" calcext:value-type="float">
            <text:p>9.9836437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406" calcext:value-type="float">
            <text:p>9.62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32103225807" calcext:value-type="float">
            <text:p>9.11932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77424516129" calcext:value-type="float">
            <text:p>8.8777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3665" calcext:value-type="float">
            <text:p>8.6473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634485714286" calcext:value-type="float">
            <text:p>8.74634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787525" calcext:value-type="float">
            <text:p>8.9078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74714285714" calcext:value-type="float">
            <text:p>9.13474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89856" calcext:value-type="float">
            <text:p>9.35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394225" calcext:value-type="float">
            <text:p>9.4439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4698" calcext:value-type="float">
            <text:p>9.394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754584615385" calcext:value-type="float">
            <text:p>9.437545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24504" calcext:value-type="float">
            <text:p>9.24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505264516129" calcext:value-type="float">
            <text:p>9.1350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83264516129" calcext:value-type="float">
            <text:p>8.978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52670967742" calcext:value-type="float">
            <text:p>8.8845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16567741935" calcext:value-type="float">
            <text:p>8.97016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087425" calcext:value-type="float">
            <text:p>9.2808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8832" calcext:value-type="float">
            <text:p>9.63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02838709677" calcext:value-type="float">
            <text:p>9.8750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47331612903" calcext:value-type="float">
            <text:p>10.0447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8888" calcext:value-type="float">
            <text:p>10.38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77075" calcext:value-type="float">
            <text:p>10.7387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44795" calcext:value-type="float">
            <text:p>10.6944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00358709677" calcext:value-type="float">
            <text:p>10.6600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3587096774" calcext:value-type="float">
            <text:p>10.207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7376" calcext:value-type="float">
            <text:p>9.78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764825" calcext:value-type="float">
            <text:p>9.3776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08248275862" calcext:value-type="float">
            <text:p>9.436082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63775" calcext:value-type="float">
            <text:p>9.6746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960386206897" calcext:value-type="float">
            <text:p>9.889603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6056" calcext:value-type="float">
            <text:p>10.12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33301818182" calcext:value-type="float">
            <text:p>10.273330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79021935484" calcext:value-type="float">
            <text:p>10.3279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24375" calcext:value-type="float">
            <text:p>10.3322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70289032258" calcext:value-type="float">
            <text:p>10.2970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5276" calcext:value-type="float">
            <text:p>9.95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573090909091" calcext:value-type="float">
            <text:p>9.71573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99176" calcext:value-type="float">
            <text:p>9.44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0423" calcext:value-type="float">
            <text:p>9.4804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939586206897" calcext:value-type="float">
            <text:p>9.74939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570425" calcext:value-type="float">
            <text:p>9.8257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18734545455" calcext:value-type="float">
            <text:p>10.001873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48968" calcext:value-type="float">
            <text:p>10.32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78095" calcext:value-type="float">
            <text:p>10.6678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67847741935" calcext:value-type="float">
            <text:p>11.09678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52225" calcext:value-type="float">
            <text:p>11.4175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4593548387" calcext:value-type="float">
            <text:p>11.344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73339354839" calcext:value-type="float">
            <text:p>11.2873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429775" calcext:value-type="float">
            <text:p>10.7642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24601290323" calcext:value-type="float">
            <text:p>10.0724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2566" calcext:value-type="float">
            <text:p>9.862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747457142857" calcext:value-type="float">
            <text:p>9.94747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90418064516" calcext:value-type="float">
            <text:p>10.1790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0618947368" calcext:value-type="float">
            <text:p>10.341061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82427586207" calcext:value-type="float">
            <text:p>10.50824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4568" calcext:value-type="float">
            <text:p>10.74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93705806452" calcext:value-type="float">
            <text:p>10.7693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26096" calcext:value-type="float">
            <text:p>10.92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18521290323" calcext:value-type="float">
            <text:p>10.5418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3768" calcext:value-type="float">
            <text:p>10.10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40738064516" calcext:value-type="float">
            <text:p>10.05407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28634285714" calcext:value-type="float">
            <text:p>10.28286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36335483871" calcext:value-type="float">
            <text:p>10.513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5956129032" calcext:value-type="float">
            <text:p>10.7385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4184" calcext:value-type="float">
            <text:p>11.01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98387096774" calcext:value-type="float">
            <text:p>10.999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25975" calcext:value-type="float">
            <text:p>11.2222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11125" calcext:value-type="float">
            <text:p>11.5581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8087272727" calcext:value-type="float">
            <text:p>11.469808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24896" calcext:value-type="float">
            <text:p>11.23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855525" calcext:value-type="float">
            <text:p>10.5385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54270967742" calcext:value-type="float">
            <text:p>10.115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2398" calcext:value-type="float">
            <text:p>10.042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7808" calcext:value-type="float">
            <text:p>10.1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8996363636" calcext:value-type="float">
            <text:p>10.222899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1152516129" calcext:value-type="float">
            <text:p>10.4011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56521290323" calcext:value-type="float">
            <text:p>10.4656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5892" calcext:value-type="float">
            <text:p>10.56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582496" calcext:value-type="float">
            <text:p>11.065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43575" calcext:value-type="float">
            <text:p>10.7254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3109677419" calcext:value-type="float">
            <text:p>10.796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64505806452" calcext:value-type="float">
            <text:p>10.2664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654941935484" calcext:value-type="float">
            <text:p>9.9265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93525" calcext:value-type="float">
            <text:p>9.7689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630234482759" calcext:value-type="float">
            <text:p>9.776302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978" calcext:value-type="float">
            <text:p>10.110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6535" calcext:value-type="float">
            <text:p>10.376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77628387097" calcext:value-type="float">
            <text:p>10.68776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50204" calcext:value-type="float">
            <text:p>10.755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3639483871" calcext:value-type="float">
            <text:p>10.4136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95995" calcext:value-type="float">
            <text:p>9.7495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406296774194" calcext:value-type="float">
            <text:p>9.5740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4335" calcext:value-type="float">
            <text:p>9.5644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246124137931" calcext:value-type="float">
            <text:p>9.60246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741018181818" calcext:value-type="float">
            <text:p>9.897410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03432258065" calcext:value-type="float">
            <text:p>10.1203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7863225807" calcext:value-type="float">
            <text:p>10.45778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52121290323" calcext:value-type="float">
            <text:p>10.7552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8482580645" calcext:value-type="float">
            <text:p>10.8058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2676" calcext:value-type="float">
            <text:p>10.74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600475" calcext:value-type="float">
            <text:p>10.7060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57618064516" calcext:value-type="float">
            <text:p>10.6057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6189" calcext:value-type="float">
            <text:p>10.656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35411612903" calcext:value-type="float">
            <text:p>10.4135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7178" calcext:value-type="float">
            <text:p>10.187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21067586207" calcext:value-type="float">
            <text:p>10.182106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35785" calcext:value-type="float">
            <text:p>10.3435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131" calcext:value-type="float">
            <text:p>10.48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4584" calcext:value-type="float">
            <text:p>10.57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83685" calcext:value-type="float">
            <text:p>10.5683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97465806452" calcext:value-type="float">
            <text:p>10.7297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2696774194" calcext:value-type="float">
            <text:p>10.945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01891891892" calcext:value-type="float">
            <text:p>11.090189189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2616774194" calcext:value-type="float">
            <text:p>11.2622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89375" calcext:value-type="float">
            <text:p>10.5798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55254193548" calcext:value-type="float">
            <text:p>10.1155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48745" calcext:value-type="float">
            <text:p>10.0448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17304" calcext:value-type="float">
            <text:p>9.83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8515" calcext:value-type="float">
            <text:p>9.8608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41175" calcext:value-type="float">
            <text:p>10.084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5372903226" calcext:value-type="float">
            <text:p>10.2965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962" calcext:value-type="float">
            <text:p>10.363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57790967742" calcext:value-type="float">
            <text:p>10.64577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212575" calcext:value-type="float">
            <text:p>10.9121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71865" calcext:value-type="float">
            <text:p>11.0171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45248" calcext:value-type="float">
            <text:p>10.90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051" calcext:value-type="float">
            <text:p>10.695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9225806452" calcext:value-type="float">
            <text:p>10.232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876975" calcext:value-type="float">
            <text:p>9.9687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08769655172" calcext:value-type="float">
            <text:p>10.09087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2255" calcext:value-type="float">
            <text:p>10.1862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481175" calcext:value-type="float">
            <text:p>10.3048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2407483871" calcext:value-type="float">
            <text:p>10.4624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10445714286" calcext:value-type="float">
            <text:p>10.57104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21238709677" calcext:value-type="float">
            <text:p>10.6021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8846" calcext:value-type="float">
            <text:p>10.578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45635" calcext:value-type="float">
            <text:p>10.6045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45241290323" calcext:value-type="float">
            <text:p>10.58452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30125" calcext:value-type="float">
            <text:p>10.4113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9400516129" calcext:value-type="float">
            <text:p>10.0994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84615" calcext:value-type="float">
            <text:p>9.78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634455172414" calcext:value-type="float">
            <text:p>9.956344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90755" calcext:value-type="float">
            <text:p>10.1290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51425" calcext:value-type="float">
            <text:p>10.2105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0768695652" calcext:value-type="float">
            <text:p>10.405076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89225" calcext:value-type="float">
            <text:p>10.5678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2936774194" calcext:value-type="float">
            <text:p>10.75629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5759" calcext:value-type="float">
            <text:p>11.025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47765" calcext:value-type="float">
            <text:p>10.7847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1943225806" calcext:value-type="float">
            <text:p>10.29319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052825" calcext:value-type="float">
            <text:p>9.5605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85961290323" calcext:value-type="float">
            <text:p>9.4218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672325" calcext:value-type="float">
            <text:p>9.5967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43089655173" calcext:value-type="float">
            <text:p>9.6224308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84575" calcext:value-type="float">
            <text:p>9.8148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6375483871" calcext:value-type="float">
            <text:p>10.206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65075" calcext:value-type="float">
            <text:p>10.156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2046451613" calcext:value-type="float">
            <text:p>10.3512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44695" calcext:value-type="float">
            <text:p>10.6144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11125" calcext:value-type="float">
            <text:p>10.4151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6526451613" calcext:value-type="float">
            <text:p>10.1256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203" calcext:value-type="float">
            <text:p>10.0062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40135" calcext:value-type="float">
            <text:p>10.0140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70816" calcext:value-type="float">
            <text:p>10.12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00675" calcext:value-type="float">
            <text:p>10.3410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712775" calcext:value-type="float">
            <text:p>10.5471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47901935484" calcext:value-type="float">
            <text:p>10.5747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456475" calcext:value-type="float">
            <text:p>10.6145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83470967742" calcext:value-type="float">
            <text:p>10.618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695225" calcext:value-type="float">
            <text:p>10.6669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006" calcext:value-type="float">
            <text:p>10.716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1256774194" calcext:value-type="float">
            <text:p>10.5551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71475" calcext:value-type="float">
            <text:p>10.6717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1400516129" calcext:value-type="float">
            <text:p>10.8614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649725" calcext:value-type="float">
            <text:p>10.8364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67343448276" calcext:value-type="float">
            <text:p>10.946734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861275" calcext:value-type="float">
            <text:p>10.9986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8515" calcext:value-type="float">
            <text:p>11.3848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44820645161" calcext:value-type="float">
            <text:p>11.6244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329725" calcext:value-type="float">
            <text:p>11.9032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10229677419" calcext:value-type="float">
            <text:p>11.9210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321075" calcext:value-type="float">
            <text:p>11.9732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333725" calcext:value-type="float">
            <text:p>12.2233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56041290323" calcext:value-type="float">
            <text:p>11.6056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9925" calcext:value-type="float">
            <text:p>10.9667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01112258065" calcext:value-type="float">
            <text:p>10.55011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34775" calcext:value-type="float">
            <text:p>10.4023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61699310345" calcext:value-type="float">
            <text:p>10.556169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50025" calcext:value-type="float">
            <text:p>10.8605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983725" calcext:value-type="float">
            <text:p>10.8898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7543225807" calcext:value-type="float">
            <text:p>10.96375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613625" calcext:value-type="float">
            <text:p>10.9961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80221935484" calcext:value-type="float">
            <text:p>11.2880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8785" calcext:value-type="float">
            <text:p>11.6008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496175" calcext:value-type="float">
            <text:p>11.5049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85021935484" calcext:value-type="float">
            <text:p>11.3185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5071" calcext:value-type="float">
            <text:p>10.8550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49290322581" calcext:value-type="float">
            <text:p>10.554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02125" calcext:value-type="float">
            <text:p>10.4570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56595862069" calcext:value-type="float">
            <text:p>10.54565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208825" calcext:value-type="float">
            <text:p>10.6120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048775" calcext:value-type="float">
            <text:p>10.7604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60449032258" calcext:value-type="float">
            <text:p>10.8060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45375" calcext:value-type="float">
            <text:p>10.8694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677025" calcext:value-type="float">
            <text:p>11.4967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2667" calcext:value-type="float">
            <text:p>11.432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92836129032" calcext:value-type="float">
            <text:p>10.9092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3085" calcext:value-type="float">
            <text:p>10.4693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99091612903" calcext:value-type="float">
            <text:p>10.3099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527675" calcext:value-type="float">
            <text:p>10.2152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478" calcext:value-type="float">
            <text:p>10.30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78475" calcext:value-type="float">
            <text:p>10.4697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6095" calcext:value-type="float">
            <text:p>10.666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4652903226" calcext:value-type="float">
            <text:p>10.8634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51925" calcext:value-type="float">
            <text:p>11.0125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6119483871" calcext:value-type="float">
            <text:p>11.2061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41975" calcext:value-type="float">
            <text:p>11.3594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76425" calcext:value-type="float">
            <text:p>11.0677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9625806452" calcext:value-type="float">
            <text:p>10.933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317187096774" calcext:value-type="float">
            <text:p>9.8431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79275" calcext:value-type="float">
            <text:p>9.7717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981296551724" calcext:value-type="float">
            <text:p>9.959812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55275" calcext:value-type="float">
            <text:p>10.1375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8869677419" calcext:value-type="float">
            <text:p>10.8328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57815" calcext:value-type="float">
            <text:p>11.2057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2900645161" calcext:value-type="float">
            <text:p>11.2312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01675" calcext:value-type="float">
            <text:p>11.5640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805" calcext:value-type="float">
            <text:p>11.393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94108387097" calcext:value-type="float">
            <text:p>10.9194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99965" calcext:value-type="float">
            <text:p>10.6399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85561290323" calcext:value-type="float">
            <text:p>10.078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161725" calcext:value-type="float">
            <text:p>9.8916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51889655173" calcext:value-type="float">
            <text:p>9.9455188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735225" calcext:value-type="float">
            <text:p>10.0573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270375" calcext:value-type="float">
            <text:p>10.2027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6184516129" calcext:value-type="float">
            <text:p>10.276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91475" calcext:value-type="float">
            <text:p>10.3669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90588387097" calcext:value-type="float">
            <text:p>10.3890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321875" calcext:value-type="float">
            <text:p>10.5132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038125" calcext:value-type="float">
            <text:p>10.6703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96425806452" calcext:value-type="float">
            <text:p>10.6596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3482" calcext:value-type="float">
            <text:p>10.333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6619354839" calcext:value-type="float">
            <text:p>10.101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38055" calcext:value-type="float">
            <text:p>9.8738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684193103448" calcext:value-type="float">
            <text:p>9.83684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70025" calcext:value-type="float">
            <text:p>9.7937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134525" calcext:value-type="float">
            <text:p>10.0013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44438709677" calcext:value-type="float">
            <text:p>10.114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995525" calcext:value-type="float">
            <text:p>10.3099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8389677419" calcext:value-type="float">
            <text:p>10.4488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55275" calcext:value-type="float">
            <text:p>10.5185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8831" calcext:value-type="float">
            <text:p>10.4588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2536774194" calcext:value-type="float">
            <text:p>10.0552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1868" calcext:value-type="float">
            <text:p>9.61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172077419355" calcext:value-type="float">
            <text:p>9.4417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432825" calcext:value-type="float">
            <text:p>9.4843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7672" calcext:value-type="float">
            <text:p>9.59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292075" calcext:value-type="float">
            <text:p>9.6529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21825" calcext:value-type="float">
            <text:p>9.7472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61135483871" calcext:value-type="float">
            <text:p>9.8936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667675" calcext:value-type="float">
            <text:p>9.9866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56990967742" calcext:value-type="float">
            <text:p>10.0056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52505" calcext:value-type="float">
            <text:p>10.0052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19125" calcext:value-type="float">
            <text:p>9.9121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304125" calcext:value-type="float">
            <text:p>9.0930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98193548387" calcext:value-type="float">
            <text:p>8.8519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823875" calcext:value-type="float">
            <text:p>8.7682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017517241379" calcext:value-type="float">
            <text:p>8.89017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81" calcext:value-type="float">
            <text:p>9.147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97625" calcext:value-type="float">
            <text:p>9.529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78064516129" calcext:value-type="float">
            <text:p>9.6257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93075" calcext:value-type="float">
            <text:p>9.699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699483870968" calcext:value-type="float">
            <text:p>9.8769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219625" calcext:value-type="float">
            <text:p>9.9521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157548387097" calcext:value-type="float">
            <text:p>9.9015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15835" calcext:value-type="float">
            <text:p>9.6215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06709677419" calcext:value-type="float">
            <text:p>9.5210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5955" calcext:value-type="float">
            <text:p>9.545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803172413793" calcext:value-type="float">
            <text:p>9.60803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5025" calcext:value-type="float">
            <text:p>9.72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55325" calcext:value-type="float">
            <text:p>9.975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60864516129" calcext:value-type="float">
            <text:p>10.106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633075" calcext:value-type="float">
            <text:p>10.2663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5703225806" calcext:value-type="float">
            <text:p>10.2535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02125" calcext:value-type="float">
            <text:p>10.4570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79625" calcext:value-type="float">
            <text:p>10.5617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6962580645" calcext:value-type="float">
            <text:p>10.3516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96925" calcext:value-type="float">
            <text:p>10.0409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8225" calcext:value-type="float">
            <text:p>9.628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571724137931" calcext:value-type="float">
            <text:p>9.74571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9335" calcext:value-type="float">
            <text:p>9.919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631075" calcext:value-type="float">
            <text:p>10.1063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37" calcext:value-type="float">
            <text:p>10.55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96077419355" calcext:value-type="float">
            <text:p>10.749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4575" calcext:value-type="float">
            <text:p>10.137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13032258064" calcext:value-type="float">
            <text:p>9.78113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231675" calcext:value-type="float">
            <text:p>9.3923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62832" calcext:value-type="float">
            <text:p>9.27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44335483871" calcext:value-type="float">
            <text:p>9.294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159448275862" calcext:value-type="float">
            <text:p>9.34159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57032258064" calcext:value-type="float">
            <text:p>9.49157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85161290323" calcext:value-type="float">
            <text:p>9.7388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55664516129" calcext:value-type="float">
            <text:p>9.755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6084" calcext:value-type="float">
            <text:p>9.81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82064516129" calcext:value-type="float">
            <text:p>9.9458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8576" calcext:value-type="float">
            <text:p>9.6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298709677419" calcext:value-type="float">
            <text:p>9.6429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12903225807" calcext:value-type="float">
            <text:p>9.48812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316428571429" calcext:value-type="float">
            <text:p>9.53316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43870967742" calcext:value-type="float">
            <text:p>9.7044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86064516129" calcext:value-type="float">
            <text:p>9.8848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369806451613" calcext:value-type="float">
            <text:p>9.9236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3988" calcext:value-type="float">
            <text:p>10.06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90361290323" calcext:value-type="float">
            <text:p>10.109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7909677419" calcext:value-type="float">
            <text:p>10.064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03870967742" calcext:value-type="float">
            <text:p>9.5520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3448" calcext:value-type="float">
            <text:p>9.5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797883870968" calcext:value-type="float">
            <text:p>9.3679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573714285714" calcext:value-type="float">
            <text:p>9.4357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679870967742" calcext:value-type="float">
            <text:p>9.5367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513290322581" calcext:value-type="float">
            <text:p>9.6051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899612903226" calcext:value-type="float">
            <text:p>9.7889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74808" calcext:value-type="float">
            <text:p>9.91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68268387097" calcext:value-type="float">
            <text:p>10.0568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12051612903" calcext:value-type="float">
            <text:p>10.011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85712" calcext:value-type="float">
            <text:p>9.54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11303225807" calcext:value-type="float">
            <text:p>9.36011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5956" calcext:value-type="float">
            <text:p>9.04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97161290323" calcext:value-type="float">
            <text:p>8.7939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73142857143" calcext:value-type="float">
            <text:p>8.84573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55870967742" calcext:value-type="float">
            <text:p>8.7595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61935483871" calcext:value-type="float">
            <text:p>8.8146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302" calcext:value-type="float">
            <text:p>8.92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545187096774" calcext:value-type="float">
            <text:p>9.0354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5468" calcext:value-type="float">
            <text:p>9.20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444516129032" calcext:value-type="float">
            <text:p>9.2644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909548387097" calcext:value-type="float">
            <text:p>9.1090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52670967742" calcext:value-type="float">
            <text:p>8.8845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394" calcext:value-type="float">
            <text:p>8.6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47870967742" calcext:value-type="float">
            <text:p>8.5004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116615384615" calcext:value-type="float">
            <text:p>8.451166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424" calcext:value-type="float">
            <text:p>8.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50967741936" calcext:value-type="float">
            <text:p>8.6745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1476" calcext:value-type="float">
            <text:p>8.76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383870967742" calcext:value-type="float">
            <text:p>8.7138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348" calcext:value-type="float">
            <text:p>8.75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663225806452" calcext:value-type="float">
            <text:p>8.6966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383870967742" calcext:value-type="float">
            <text:p>8.7138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7705" calcext:value-type="float">
            <text:p>8.307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516" calcext:value-type="float">
            <text:p>8.2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119612903226" calcext:value-type="float">
            <text:p>8.3411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351428571429" calcext:value-type="float">
            <text:p>8.5235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086580645161" calcext:value-type="float">
            <text:p>8.7708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766709677419" calcext:value-type="float">
            <text:p>8.9876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5072" calcext:value-type="float">
            <text:p>9.0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324258064516" calcext:value-type="float">
            <text:p>8.9832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35" calcext:value-type="float">
            <text:p>8.9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338142857143" calcext:value-type="float">
            <text:p>9.09338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239225806452" calcext:value-type="float">
            <text:p>9.0623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11664516129" calcext:value-type="float">
            <text:p>8.841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9396" calcext:value-type="float">
            <text:p>8.62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076774193549" calcext:value-type="float">
            <text:p>8.600767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345" calcext:value-type="float">
            <text:p>8.55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139225806452" calcext:value-type="float">
            <text:p>8.6813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248516129032" calcext:value-type="float">
            <text:p>8.8224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7168" calcext:value-type="float">
            <text:p>8.8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40903225806" calcext:value-type="float">
            <text:p>8.68040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196571428571" calcext:value-type="float">
            <text:p>8.65196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667636363637" calcext:value-type="float">
            <text:p>8.736676363636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25664516129" calcext:value-type="float">
            <text:p>8.612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330709677419" calcext:value-type="float">
            <text:p>8.3933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0032" calcext:value-type="float">
            <text:p>8.1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800387096774" calcext:value-type="float">
            <text:p>8.1180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66428571429" calcext:value-type="float">
            <text:p>8.19966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93290322581" calcext:value-type="float">
            <text:p>8.3859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929290322581" calcext:value-type="float">
            <text:p>8.5992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333548387097" calcext:value-type="float">
            <text:p>8.7433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884" calcext:value-type="float">
            <text:p>8.72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217290322581" calcext:value-type="float">
            <text:p>8.7821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046709677419" calcext:value-type="float">
            <text:p>8.5304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2752" calcext:value-type="float">
            <text:p>8.19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017290322581" calcext:value-type="float">
            <text:p>8.0201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0736" calcext:value-type="float">
            <text:p>7.9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378219354839" calcext:value-type="float">
            <text:p>7.8437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40689655173" calcext:value-type="float">
            <text:p>7.9064068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33135483871" calcext:value-type="float">
            <text:p>7.953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362580645161" calcext:value-type="float">
            <text:p>7.9936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348" calcext:value-type="float">
            <text:p>7.99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862" calcext:value-type="float">
            <text:p>8.00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419" calcext:value-type="float">
            <text:p>8.12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0268" calcext:value-type="float">
            <text:p>8.2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861677419355" calcext:value-type="float">
            <text:p>8.2286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3992" calcext:value-type="float">
            <text:p>8.0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9776" calcext:value-type="float">
            <text:p>7.8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743714285714" calcext:value-type="float">
            <text:p>7.7974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601793103448" calcext:value-type="float">
            <text:p>7.81601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58714285714" calcext:value-type="float">
            <text:p>7.85458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28695652174" calcext:value-type="float">
            <text:p>7.8452869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29" calcext:value-type="float">
            <text:p>7.9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988" calcext:value-type="float">
            <text:p>7.9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976" calcext:value-type="float">
            <text:p>8.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015076923077" calcext:value-type="float">
            <text:p>8.240150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00695652174" calcext:value-type="float">
            <text:p>8.2720069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3824" calcext:value-type="float">
            <text:p>8.2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38632258065" calcext:value-type="float">
            <text:p>8.01938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732774193549" calcext:value-type="float">
            <text:p>7.747327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4028" calcext:value-type="float">
            <text:p>7.84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70193548387" calcext:value-type="float">
            <text:p>7.7547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536129032258" calcext:value-type="float">
            <text:p>7.7453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132" calcext:value-type="float">
            <text:p>7.78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111587096774" calcext:value-type="float">
            <text:p>7.8711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7736" calcext:value-type="float">
            <text:p>8.04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45832258065" calcext:value-type="float">
            <text:p>8.2144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07791304348" calcext:value-type="float">
            <text:p>8.2930779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24632" calcext:value-type="float">
            <text:p>7.92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292051612903" calcext:value-type="float">
            <text:p>7.7829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23496" calcext:value-type="float">
            <text:p>7.57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512464516129" calcext:value-type="float">
            <text:p>7.4251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50885714286" calcext:value-type="float">
            <text:p>7.39150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651251612903" calcext:value-type="float">
            <text:p>7.5665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279922580645" calcext:value-type="float">
            <text:p>7.6727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1968" calcext:value-type="float">
            <text:p>7.77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62328" calcext:value-type="float">
            <text:p>7.80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72738461539" calcext:value-type="float">
            <text:p>7.812727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464980645161" calcext:value-type="float">
            <text:p>7.8046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366683870968" calcext:value-type="float">
            <text:p>7.6336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96472" calcext:value-type="float">
            <text:p>7.48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49367741936" calcext:value-type="float">
            <text:p>7.40349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6356" calcext:value-type="float">
            <text:p>7.16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85375483871" calcext:value-type="float">
            <text:p>7.0785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145103448276" calcext:value-type="float">
            <text:p>7.011451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424025806452" calcext:value-type="float">
            <text:p>7.0842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83458064516" calcext:value-type="float">
            <text:p>7.2428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8776" calcext:value-type="float">
            <text:p>7.35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505522580645" calcext:value-type="float">
            <text:p>7.4350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7272" calcext:value-type="float">
            <text:p>7.36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156180645161" calcext:value-type="float">
            <text:p>7.4815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91225806452" calcext:value-type="float">
            <text:p>7.5079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3536" calcext:value-type="float">
            <text:p>7.4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512464516129" calcext:value-type="float">
            <text:p>7.4251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9824" calcext:value-type="float">
            <text:p>7.27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29728" calcext:value-type="float">
            <text:p>7.12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966285714286" calcext:value-type="float">
            <text:p>7.09966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674451612903" calcext:value-type="float">
            <text:p>7.1367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488" calcext:value-type="float">
            <text:p>7.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41" calcext:value-type="float">
            <text:p>7.40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569" calcext:value-type="float">
            <text:p>7.425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0996" calcext:value-type="float">
            <text:p>7.46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03" calcext:value-type="float">
            <text:p>7.48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95" calcext:value-type="float">
            <text:p>7.4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71" calcext:value-type="float">
            <text:p>7.2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93" calcext:value-type="float">
            <text:p>7.09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86" calcext:value-type="float">
            <text:p>7.00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2376" calcext:value-type="float">
            <text:p>7.0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34" calcext:value-type="float">
            <text:p>7.16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758" calcext:value-type="float">
            <text:p>7.3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6508" calcext:value-type="float">
            <text:p>7.36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934" calcext:value-type="float">
            <text:p>7.41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394" calcext:value-type="float">
            <text:p>7.39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076" calcext:value-type="float">
            <text:p>7.3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36" calcext:value-type="float">
            <text:p>7.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912" calcext:value-type="float">
            <text:p>6.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9" calcext:value-type="float">
            <text:p>6.94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5" calcext:value-type="float">
            <text:p>6.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646" calcext:value-type="float">
            <text:p>7.23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87" calcext:value-type="float">
            <text:p>7.37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586" calcext:value-type="float">
            <text:p>7.51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588" calcext:value-type="float">
            <text:p>7.6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238" calcext:value-type="float">
            <text:p>7.6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932" calcext:value-type="float">
            <text:p>7.2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614" calcext:value-type="float">
            <text:p>7.2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902" calcext:value-type="float">
            <text:p>7.39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032" calcext:value-type="float">
            <text:p>7.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66" calcext:value-type="float">
            <text:p>7.69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828" calcext:value-type="float">
            <text:p>7.8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352" calcext:value-type="float">
            <text:p>7.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636" calcext:value-type="float">
            <text:p>7.7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7864" calcext:value-type="float">
            <text:p>7.5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124" calcext:value-type="float">
            <text:p>7.34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3704" calcext:value-type="float">
            <text:p>7.2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7308" calcext:value-type="float">
            <text:p>7.41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8372" calcext:value-type="float">
            <text:p>7.5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2604" calcext:value-type="float">
            <text:p>7.37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9696" calcext:value-type="float">
            <text:p>7.2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9044" calcext:value-type="float">
            <text:p>6.82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50432" calcext:value-type="float">
            <text:p>6.97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042" calcext:value-type="float">
            <text:p>7.17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9968" calcext:value-type="float">
            <text:p>7.1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6008" calcext:value-type="float">
            <text:p>7.1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516" calcext:value-type="float">
            <text:p>7.30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6488" calcext:value-type="float">
            <text:p>7.2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7992" calcext:value-type="float">
            <text:p>7.0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2608" calcext:value-type="float">
            <text:p>6.6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6708" calcext:value-type="float">
            <text:p>6.4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6896" calcext:value-type="float">
            <text:p>6.35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842" calcext:value-type="float">
            <text:p>6.40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1648" calcext:value-type="float">
            <text:p>6.5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8892" calcext:value-type="float">
            <text:p>6.62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1884" calcext:value-type="float">
            <text:p>6.6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836" calcext:value-type="float">
            <text:p>6.81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1856" calcext:value-type="float">
            <text:p>6.7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0432" calcext:value-type="float">
            <text:p>6.2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3216" calcext:value-type="float">
            <text:p>6.1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6432" calcext:value-type="float">
            <text:p>5.9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0412" calcext:value-type="float">
            <text:p>6.09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76" calcext:value-type="float">
            <text:p>6.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2464" calcext:value-type="float">
            <text:p>6.2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3528" calcext:value-type="float">
            <text:p>6.3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556" calcext:value-type="float">
            <text:p>6.48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7828" calcext:value-type="float">
            <text:p>6.49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7112" calcext:value-type="float">
            <text:p>6.3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45216" calcext:value-type="float">
            <text:p>6.15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0588" calcext:value-type="float">
            <text:p>5.72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98128" calcext:value-type="float">
            <text:p>5.9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4984" calcext:value-type="float">
            <text:p>6.0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378" calcext:value-type="float">
            <text:p>6.11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726" calcext:value-type="float">
            <text:p>6.01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8512" calcext:value-type="float">
            <text:p>6.1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1776" calcext:value-type="float">
            <text:p>6.0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4616" calcext:value-type="float">
            <text:p>5.9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75" calcext:value-type="float">
            <text:p>5.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114" calcext:value-type="float">
            <text:p>5.3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5788" calcext:value-type="float">
            <text:p>5.41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82288" calcext:value-type="float">
            <text:p>5.48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924" calcext:value-type="float">
            <text:p>5.61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7456" calcext:value-type="float">
            <text:p>5.8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7784" calcext:value-type="float">
            <text:p>5.6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6212" calcext:value-type="float">
            <text:p>5.5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5092" calcext:value-type="float">
            <text:p>5.43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654" calcext:value-type="float">
            <text:p>5.33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3268" calcext:value-type="float">
            <text:p>5.5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7604" calcext:value-type="float">
            <text:p>5.46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524" calcext:value-type="float">
            <text:p>5.46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451" calcext:value-type="float">
            <text:p>5.604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816" calcext:value-type="float">
            <text:p>5.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56" calcext:value-type="float">
            <text:p>5.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071428571429" calcext:value-type="float">
            <text:p>5.1707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014" calcext:value-type="float">
            <text:p>4.93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202080541201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578" meta:object-count="0"/>
    <meta:user-defined meta:name="AppVersion">3.0</meta:user-defined>
  </office:meta>
</office:document-meta>
</file>